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2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2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2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2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2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2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2.8 Campo Tel:O campo tel deve ser preenchido com 10 números</text:p>
          </table:table-cell>
        </table:table-row>
        <table:table-row table:style-name="ro2">
          <table:table-cell office:value-type="string" calcext:value-type="string">
            <text:p>RN 2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2.10 Campo Obs:O campo obs deve conte de 10 á 100 caracter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14:54:59.0601652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15:13:32.859476640</dc:date>
    <meta:editing-duration>PT54M26S</meta:editing-duration>
    <meta:editing-cycles>9</meta:editing-cycles>
    <meta:generator>LibreOffice/5.1.4.2$Linux_X86_64 LibreOffice_project/10m0$Build-2</meta:generator>
    <meta:document-statistic meta:table-count="1" meta:cell-count="23" meta:object-count="0"/>
  </office:meta>
</office:document-meta>
</file>